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 fo:text-align="center"/>
    </style:style>
    <style:style style:name="T2" style:parent-style-name="Domyślnaczcionkaakapitu" style:family="text">
      <style:text-properties style:font-name-complex="Calibri"/>
    </style:style>
    <style:style style:name="P3" style:parent-style-name="Normalny" style:family="paragraph">
      <style:paragraph-properties fo:text-align="center"/>
    </style:style>
    <style:style style:name="T4" style:parent-style-name="Domyślnaczcionkaakapitu" style:family="text">
      <style:text-properties style:font-name-complex="Calibri" fo:font-weight="bold" style:font-weight-asian="bold" style:font-weight-complex="bold"/>
    </style:style>
    <style:style style:name="P5" style:parent-style-name="Normalny" style:family="paragraph">
      <style:paragraph-properties fo:text-align="center"/>
    </style:style>
    <style:style style:name="T6" style:parent-style-name="Domyślnaczcionkaakapitu" style:family="text">
      <style:text-properties style:font-name-complex="Calibri"/>
    </style:style>
    <style:style style:name="T7" style:parent-style-name="Domyślnaczcionkaakapitu" style:family="text">
      <style:text-properties style:font-name-complex="Calibri"/>
    </style:style>
    <style:style style:name="T8" style:parent-style-name="Domyślnaczcionkaakapitu" style:family="text">
      <style:text-properties style:font-name-complex="Calibri"/>
    </style:style>
    <style:style style:name="P9" style:parent-style-name="Normalny" style:family="paragraph">
      <style:text-properties style:font-name-complex="Calibri"/>
    </style:style>
    <style:style style:name="P10" style:parent-style-name="Normalny" style:family="paragraph">
      <style:text-properties style:font-name-complex="Calibri"/>
    </style:style>
    <style:style style:name="T11" style:parent-style-name="Domyślnaczcionkaakapitu" style:family="text">
      <style:text-properties style:font-name-complex="Calibri"/>
    </style:style>
    <style:style style:name="P12" style:parent-style-name="Normalny" style:family="paragraph">
      <style:text-properties style:font-name-complex="Calibri"/>
    </style:style>
    <style:style style:name="T13" style:parent-style-name="Domyślnaczcionkaakapitu" style:family="text">
      <style:text-properties style:font-name-complex="Calibri"/>
    </style:style>
  </office:automatic-styles>
  <office:body>
    <office:text text:use-soft-page-breaks="true">
      <text:p text:style-name="P1"><text:span text:style-name="T2">PROJEKT TAS 2016</text:span></text:p>
      <text:p text:style-name="P3"><text:span text:style-name="T4">Księgarnia internetowa</text:span></text:p>
      <text:p text:style-name="P5"/>
      <text:p text:style-name="Normalny"><text:span text:style-name="T6">Zespół:</text:span></text:p>
      <text:p text:style-name="Normalny"><text:span text:style-name="T7">Artur Pereć (artur1947) – 22.11.2016r.</text:span></text:p>
      <text:p text:style-name="Normalny"><text:span text:style-name="T8">Mateusz Malisz (MatthewRock) – 10.01.2017r.</text:span></text:p>
      <text:p text:style-name="P9"/>
      <text:p text:style-name="P10">/*</text:p>
      <text:p text:style-name="Normalny"><text:span text:style-name="T11">Piotr Radwan (Antystenes) – 06.12.2016r.</text:span></text:p>
      <text:p text:style-name="P12">Patrycja<text:s/>Stefańska (malaczarna) – 13.12.2016r.</text:p>
      <text:p text:style-name="Normalny"><text:span text:style-name="T13">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ur Pereć</meta:initial-creator>
    <dc:creator>Artur Pereć</dc:creator>
    <meta:creation-date>2016-10-11T12:42:00Z</meta:creation-date>
    <dc:date>2017-01-29T00:14:00Z</dc:date>
    <meta:template xlink:href="Normal.dotm" xlink:type="simple"/>
    <meta:editing-cycles>3</meta:editing-cycles>
    <meta:editing-duration>PT0S</meta:editing-duration>
    <meta:document-statistic meta:page-count="1" meta:paragraph-count="1" meta:word-count="32" meta:character-count="226" meta:row-count="1" meta:non-whitespace-character-count="195"/>
  </office:meta>
</office:document-meta>
</file>